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Thu Dec 08 13:51:13 2022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  <manifest:file-entry manifest:media-type="image/.png" manifest:full-path="Pictures/image0.png"/>
</manifest:manifest>
</file>

<file path=content.xml><?xml version="1.0" encoding="utf-8"?>
<!--
*************************************************************************
  file:  content.xml
  Generated by Inkscape: Thu Dec 08 13:51:13 2022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g18">
          <draw:frame id="image20" draw:style-name="gr1" draw:text-style-name="P1" draw:layer="layout" svg:width="7.600cm" svg:height="9.000cm" draw:transform="translate(0.000cm, 0.000cm)">
            <draw:image xlink:href="Pictures/image0.png" xlink:type="simple" xlink:show="embed" xlink:actuate="onLoad">
              <text:p/>
            </draw:image>
          </draw:frame>
          <draw:path id="path22" draw:style-name="style1" draw:layer="layout" svg:x="1.211cm" svg:y="4.855cm" svg:width="1.972cm" svg:height="3.803cm" svg:viewBox="0.0 0.0 1972.373 3802.609" svg:d="M 2471.164 12910.490 L 2849.164 12469.490 L 2876.164 11767.490 L 2885.164 11092.490 L 2804.164 10642.490 L 2651.164 10066.490 L 2453.164 9733.490 L 3155.164 9895.490 L 4010.164 9949.490 L 4379.164 10129.490 L 4343.164 10768.490 L 4334.164 12370.490 L 4307.164 13495.490 L 3749.164 13387.490 L 3092.164 13207.490 L 2615.164 12982.490 L 2471.164 12910.490 Z">
            <!-- 17 nodes -->
          </draw:path>
          <draw:path id="path24" draw:style-name="style1" draw:layer="layout" svg:x="0.426cm" svg:y="0.802cm" svg:width="2.775cm" svg:height="4.082cm" svg:viewBox="0.0 0.0 2775.248 4082.337" svg:d="M 2297.752 1620.663 L 2738.752 1845.663 L 3368.752 1980.663 L 3611.752 1980.663 L 3611.752 3249.663 L 3584.752 3834.663 L 3530.752 3915.663 L 3107.752 4077.663 L 2684.752 4554.663 L 2684.752 5256.663 L 2990.752 5670.663 L 2414.752 5670.663 L 1910.752 5562.663 L 1451.752 5463.663 L 1073.752 4950.663 L 866.752 4167.663 L 956.752 3456.663 L 1136.752 2988.663 L 1388.752 2340.663 L 1766.752 1971.663 L 2297.752 1620.663 Z">
            <!-- 21 nodes -->
          </draw:path>
          <draw:path id="path26" draw:style-name="style1" draw:layer="layout" svg:x="1.990cm" svg:y="0.381cm" svg:width="3.315cm" svg:height="0.624cm" svg:viewBox="0.0 0.0 3315.108 624.055" svg:d="M 4015.377 1064.967 L 4591.377 848.967 L 5509.377 776.967 L 5995.377 803.967 L 6625.377 866.967 L 7192.377 974.967 L 7264.377 1019.967 L 6796.377 1235.967 L 6220.377 1343.967 L 5545.377 1370.967 L 4951.377 1325.967 L 4618.377 1325.967 L 4213.377 1181.967 L 4015.377 1064.967 Z">
            <!-- 14 nodes -->
          </draw:path>
          <draw:path id="path28" draw:style-name="style1" draw:layer="layout" svg:x="3.338cm" svg:y="1.018cm" svg:width="2.052cm" svg:height="2.588cm" svg:viewBox="0.0 0.0 2052.116 2587.568" svg:d="M 6775.735 2161.432 L 6712.735 2746.432 L 6730.735 3529.432 L 6730.735 3970.432 L 6694.735 4078.432 L 7063.735 4177.432 L 7405.735 4375.432 L 7495.735 4609.432 L 8134.735 4609.432 L 8359.735 4546.432 L 8458.735 4150.432 L 8638.735 3745.432 L 8710.735 3646.432 L 8494.735 3061.432 L 8251.735 2422.432 L 8116.735 2053.432 L 7738.735 2107.432 L 7297.735 2107.432 L 6775.735 2161.432 Z">
            <!-- 19 nodes -->
          </draw:path>
          <draw:path id="path30" draw:style-name="style1" draw:layer="layout" svg:x="4.887cm" svg:y="0.739cm" svg:width="1.628cm" svg:height="1.840cm" svg:viewBox="0.0 0.0 1627.712 1839.828" svg:d="M 10341.315 1494.845 L 9972.315 1692.845 L 9837.315 1737.845 L 9792.315 1773.845 L 10017.315 2412.845 L 10323.315 3195.845 L 10377.315 3294.845 L 10620.315 3105.845 L 11025.315 2943.845 L 11385.315 2880.845 L 11340.315 2583.845 L 11169.315 2178.845 L 11070.315 1989.845 L 10827.315 1773.845 L 10341.315 1494.845 Z">
            <!-- 15 nodes -->
          </draw:path>
          <draw:path id="path32" draw:style-name="style1" draw:layer="layout" svg:x="2.414cm" svg:y="3.225cm" svg:width="2.094cm" svg:height="1.983cm" svg:viewBox="0.0 0.0 2094.056 1983.445" svg:d="M 5519.498 6555.000 L 5051.498 6771.000 L 4844.498 7230.000 L 4916.498 7698.000 L 5132.498 8031.000 L 5582.498 8328.000 L 6077.498 8418.000 L 6671.498 8220.000 L 6905.498 8004.000 L 6815.498 7761.000 L 6608.498 7626.000 L 6527.498 7482.000 L 6491.498 7140.000 L 6383.498 6834.000 L 6113.498 6600.000 L 5870.498 6465.000 L 5600.498 6465.000 L 5519.498 6555.000 Z">
            <!-- 18 nodes -->
          </draw:path>
          <draw:path id="path34" draw:style-name="style1" draw:layer="layout" svg:x="3.254cm" svg:y="5.232cm" svg:width="3.095cm" svg:height="3.532cm" svg:viewBox="0.0 0.0 3095.201 3531.839" svg:d="M 6566.382 10478.755 L 6620.382 11549.755 L 6575.382 13286.755 L 6557.382 13781.755 L 6557.382 13862.755 L 6530.382 13772.755 L 7088.382 13889.755 L 7880.382 13970.755 L 8123.382 13979.755 L 8105.382 13601.755 L 8240.382 13115.755 L 8420.382 12638.755 L 8555.382 12350.755 L 9176.382 12188.755 L 9473.382 12134.755 L 9545.382 12098.755 L 9122.382 12080.755 L 8609.382 11999.755 L 8249.382 11936.755 L 7808.382 11792.755 L 7493.382 11630.755 L 7304.382 11477.755 L 7232.382 11297.755 L 7196.382 10919.755 L 7151.382 10523.755 L 7151.382 10487.755 L 6566.382 10478.755 Z">
            <!-- 27 nodes -->
          </draw:path>
          <draw:path id="path36" draw:style-name="style1" draw:layer="layout" svg:x="5.176cm" svg:y="2.258cm" svg:width="1.490cm" svg:height="1.700cm" svg:viewBox="0.0 0.0 1489.921 1699.696" svg:d="M 11521.191 4607.307 L 11089.191 4706.307 L 10738.191 4913.307 L 10594.191 5147.307 L 10432.191 5624.307 L 10369.191 5822.307 L 10468.191 5939.307 L 10756.191 6092.307 L 10927.191 6200.307 L 11404.191 6092.307 L 11647.191 5921.307 L 11764.191 5822.307 L 11755.191 5579.307 L 11809.191 5372.307 L 11818.191 5057.307 L 11827.191 4751.307 L 11710.191 4535.307 L 11521.191 4607.307 Z">
            <!-- 18 nodes -->
          </draw:path>
          <draw:path id="path38" draw:style-name="style1" draw:layer="layout" svg:x="4.026cm" svg:y="3.634cm" svg:width="3.136cm" svg:height="3.104cm" svg:viewBox="0.0 0.0 3136.027 3104.186" svg:d="M 8282.754 7368.965 L 8309.754 7737.965 L 8318.754 7836.965 L 8552.754 8025.965 L 8678.754 8556.965 L 8354.754 8745.965 L 8066.754 8907.965 L 8075.754 9231.965 L 8156.754 9753.965 L 8309.754 9888.965 L 8696.754 10041.965 L 9047.754 10176.965 L 9533.754 10275.965 L 10280.754 10356.965 L 10568.754 10302.965 L 10721.754 10068.965 L 10631.754 9870.965 L 10613.754 9627.965 L 10604.754 9537.965 L 10073.754 9501.965 L 9578.754 9384.965 L 9182.754 9276.965 L 9047.754 9168.965 L 9236.754 8745.965 L 9452.754 8475.965 L 9614.754 8475.965 L 9974.754 8610.965 L 10280.754 8664.965 L 10649.754 8718.965 L 10748.754 8727.965 L 10820.754 8619.965 L 10802.754 8529.965 L 10937.754 8376.965 L 11126.754 8358.965 L 11171.754 8205.965 L 11135.754 8106.965 L 11117.754 7953.965 L 10964.754 7719.965 L 10775.754 7395.965 L 10685.754 7287.965 L 10406.754 7476.965 L 10217.754 7611.965 L 9956.754 7683.965 L 9659.754 7665.965 L 9335.754 7503.965 L 9083.754 7341.965 L 8894.754 7341.965 L 8516.754 7368.965 L 8282.754 7368.965 Z">
            <!-- 49 nodes -->
          </draw:path>
          <draw:path id="path40" draw:style-name="style1" draw:layer="layout" svg:x="5.241cm" svg:y="5.014cm" svg:width="1.611cm" svg:height="0.744cm" svg:viewBox="0.0 0.0 1610.530 743.797" svg:d="M 10766.989 10045.255 L 10550.989 10414.255 L 10505.989 10477.255 L 10964.989 10630.255 L 11405.989 10684.255 L 11891.989 10756.255 L 11999.989 10630.255 L 11936.989 10522.255 L 12071.989 10288.255 L 12008.989 10252.255 L 11324.989 10153.255 L 10766.989 10045.255 Z">
            <!-- 12 nodes -->
          </draw:path>
          <draw:path id="path42" draw:style-name="style1" draw:layer="layout" svg:x="2.802cm" svg:y="3.459cm" svg:width="0.926cm" svg:height="1.661cm" svg:viewBox="0.0 0.0 926.210 1661.079" svg:d="M 6518.959 7220.676 L 6284.959 6959.676 L 5996.959 6932.676 L 5753.959 7049.676 L 5627.959 7211.676 L 5618.959 7616.676 L 5717.959 8012.676 L 5969.959 8318.676 L 6185.959 8561.676 L 6365.959 8516.676 L 6446.959 8345.676 L 6410.959 8318.676 L 6491.959 8552.676 L 6518.959 7220.676 ">
            <!-- 14 nodes -->
          </draw:path>
          <draw:path id="path44" draw:style-name="style1" draw:layer="layout" svg:x="4.400cm" svg:y="3.951cm" svg:width="0.940cm" svg:height="0.258cm" svg:viewBox="0.0 0.0 939.693 258.459" svg:d="M 8800.916 8144.501 L 9421.916 8099.501 L 9646.916 8009.501 L 9727.916 7910.501 L 8800.916 8144.501 ">
            <!-- 5 nodes -->
          </draw:path>
          <draw:path id="path46" draw:style-name="style1" draw:layer="layout" svg:x="2.928cm" svg:y="3.611cm" svg:width="0.656cm" svg:height="0.683cm" svg:viewBox="0.0 0.0 655.562 682.899" svg:d="M 6501.044 7445.252 L 6321.044 7265.252 L 6105.044 7238.252 L 5988.044 7346.252 L 5907.044 7607.252 L 5880.044 7787.252 L 5871.044 7904.252 L 6501.044 7445.252 ">
            <!-- 8 nodes -->
          </draw:path>
          <draw:path id="path48" draw:style-name="style1" draw:layer="layout" svg:x="2.990cm" svg:y="3.744cm" svg:width="0.451cm" svg:height="0.887cm" svg:viewBox="0.0 0.0 450.858 887.045" svg:d="M 6419.142 7497.000 L 6257.142 7713.000 L 6050.142 7821.000 L 5996.142 8127.000 L 6104.142 8280.000 L 6329.142 8334.000 L 6401.142 8361.000 L 6419.142 7497.000 ">
            <!-- 8 nodes -->
          </draw:path>
          <draw:path id="path50" draw:style-name="style1" draw:layer="layout" svg:x="3.197cm" svg:y="3.830cm" svg:width="0.390cm" svg:height="0.654cm" svg:viewBox="0.0 0.0 390.280 654.402" svg:d="M 6770.272 7664.362 L 6770.272 7664.362 L 6716.272 7880.362 L 6599.272 7889.362 L 6464.272 8069.362 L 6410.272 8168.362 L 6437.272 8312.362 L 6770.272 7664.362 ">
            <!-- 8 nodes -->
          </draw:path>
          <draw:path id="path52" draw:style-name="style1" draw:layer="layout" svg:x="3.421cm" svg:y="4.026cm" svg:width="0.452cm" svg:height="0.624cm" svg:viewBox="0.0 0.0 452.389 623.667" svg:d="M 7290.753 8067.333 L 7038.753 8121.333 L 6858.753 8292.333 L 6921.753 8481.333 L 7038.753 8661.333 L 7155.753 8661.333 L 7290.753 8067.333 ">
            <!-- 7 nodes -->
          </draw:path>
          <draw:path id="path54" draw:style-name="style1" draw:layer="layout" svg:x="5.574cm" svg:y="2.973cm" svg:width="0.899cm" svg:height="0.863cm" svg:viewBox="0.0 0.0 898.861 863.421" svg:d="M 12045.000 5996.827 L 11757.000 5960.827 L 11370.000 6032.827 L 11172.000 6248.827 L 11163.000 6464.827 L 11163.000 6662.827 L 11316.000 6797.827 L 12045.000 5996.827 ">
            <!-- 8 nodes -->
          </draw:path>
          <draw:path id="path56" draw:style-name="style1" draw:layer="layout" svg:x="5.696cm" svg:y="3.017cm" svg:width="0.789cm" svg:height="0.567cm" svg:viewBox="0.0 0.0 788.522 567.059" svg:d="M 11401.621 6589.771 L 11617.621 6382.771 L 11779.621 6319.771 L 11842.621 6265.771 L 11896.621 6238.771 L 12067.621 6220.771 L 12166.621 6040.771 L 11401.621 6589.771 ">
            <!-- 8 nodes -->
          </draw:path>
          <draw:path id="path58" draw:style-name="style1" draw:layer="layout" svg:x="5.831cm" svg:y="3.215cm" svg:width="0.461cm" svg:height="0.455cm" svg:viewBox="0.0 0.0 460.663 454.756" svg:d="M 12032.413 6437.292 L 12104.413 6581.292 L 11969.413 6680.292 L 11762.413 6779.292 L 11699.413 6824.292 L 11915.413 6869.292 L 12050.413 6770.292 L 12077.413 6599.292 L 12086.413 6842.292 L 12032.413 6437.292 ">
            <!-- 10 nodes -->
          </draw:path>
          <draw:path id="path60" draw:style-name="style1" draw:layer="layout" svg:x="6.042cm" svg:y="3.534cm" svg:width="0.056cm" svg:height="0.124cm" svg:viewBox="0.0 0.0 56.232 123.746" svg:d="M 12126.384 7187.627 L 12099.384 7070.627 L 12126.384 7187.627 ">
            <!-- 3 nodes -->
          </draw:path>
          <draw:path id="path62" draw:style-name="style1" draw:layer="layout" svg:x="6.371cm" svg:y="3.189cm" svg:width="0.208cm" svg:height="0.039cm" svg:viewBox="0.0 0.0 208.303 38.972" svg:d="M 12743.348 6393.014 L 12950.348 6402.014 L 12743.348 6393.014 ">
            <!-- 3 nodes -->
          </draw:path>
        </draw:g>
        <!-- id="g18" -->
      </draw:page>
    </office:drawing>
    <!-- ######### CONVERSION FROM SVG ENDS ######## -->
  </office:body>
</office:document-content>
</file>

<file path=styles.xml><?xml version="1.0" encoding="utf-8"?>
<!--
*************************************************************************
  file:  styles.xml
  Generated by Inkscape: Thu Dec 08 13:51:13 2022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000000" draw:stroke="none"/>
    </style:style>
    <style:style style:name="style1" style:family="graphic" style:parent-style-name="standard">
      <style:graphic-properties draw:fill="none" draw:stroke="solid" svg:stroke-width="1.000pt" svg:stroke-color="#000000"/>
    </style:style>
  </office:styles>
  <office:automatic-styles>
    <!-- ####### 'Standard' styles ####### -->
    <style:style style:name="dp1" style:family="drawing-page"/>
    <style:style style:name="standard" style:family="graphic">
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/file>

<file path=meta.xml><?xml version="1.0" encoding="utf-8"?>
<!--
*************************************************************************
  file:  meta.xml
  Generated by Inkscape: Thu Dec 08 13:51:13 2022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1.0.1 (3bc2e813f5, 2020-09-07)</meta:generator>
    <meta:initial-creator>Inkscape.org - 1.0.1 (3bc2e813f5, 2020-09-07)</meta:initial-creator>
    <meta:creation-date>2022-12-08 13:51:13</meta:creation-date>
    <dc:date>2022-12-08 13:51:13</dc:date>
    <dc:format>image/svg+xml</dc:format>
  </office:meta>
</office:document-meta>
</file>